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14C5F1D23DA59BC9E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roman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extfoli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Die paradoxe Lösung" draw:style-name="dp1" draw:master-page-name="Textfolie" presentation:presentation-page-layout-name="AL1T19">
        <office:forms form:automatic-focus="false" form:apply-design-mode="false"/>
        <draw:frame draw:style-name="gr1" draw:text-style-name="P1" draw:layer="layout" svg:width="26.454cm" svg:height="8.782cm" svg:x="0.233cm" svg:y="0cm">
          <draw:image xlink:href="Pictures/10000001000003E80000014C5F1D23DA59BC9E0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1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roman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2pt" style:font-size-asian="22pt" style:font-size-complex="22pt"/>
    </style:style>
    <style:style style:name="Textfolie-outline3" style:family="presentation" style:parent-style-name="Textfolie-outline2">
      <style:paragraph-properties fo:margin-left="0.3cm" fo:margin-right="0cm" fo:margin-top="0cm" fo:margin-bottom="0.499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4" style:family="presentation" style:parent-style-name="Textfolie-outline3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5" style:family="presentation" style:parent-style-name="Textfolie-outline4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6" style:family="presentation" style:parent-style-name="Textfolie-outline5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7" style:family="presentation" style:parent-style-name="Textfolie-outline6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8" style:family="presentation" style:parent-style-name="Textfolie-outline7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9" style:family="presentation" style:parent-style-name="Textfolie-outline8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" fo:font-family="'Bitstream Vera Sans'" style:font-family-generic="swiss" style:font-pitch="variable" fo:font-size="28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6.96cm" fo:page-height="8.7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pr1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text-indent="-0.8cm"/>
    </style:style>
    <style:style style:name="MP9" style:family="paragraph">
      <style:paragraph-properties fo:margin-left="3.6cm" fo:margin-right="0cm" fo:text-indent="-0.6cm"/>
    </style:style>
    <style:style style:name="MP10" style:family="paragraph">
      <style:paragraph-properties fo:margin-left="4.8cm" fo:margin-right="0cm" fo:text-indent="-0.6cm"/>
    </style:style>
    <style:style style:name="MP11" style:family="paragraph">
      <style:paragraph-properties fo:margin-left="6cm" fo:margin-right="0cm" fo:text-indent="-0.6cm"/>
    </style:style>
    <style:style style:name="MP12" style:family="paragraph">
      <style:paragraph-properties fo:margin-left="7.2cm" fo:margin-right="0cm" fo:text-indent="-0.6cm"/>
    </style:style>
    <style:style style:name="MP13" style:family="paragraph">
      <style:paragraph-properties fo:margin-left="8.4cm" fo:margin-right="0cm" fo:text-indent="-0.6cm"/>
    </style:style>
    <style:style style:name="MP14" style:family="paragraph">
      <style:paragraph-properties fo:margin-left="9.6cm" fo:margin-right="0cm" fo:text-indent="-0.6cm"/>
    </style:style>
    <style:style style:name="MP15" style:family="paragraph">
      <style:paragraph-properties fo:margin-left="10.8cm" fo:margin-right="0cm" fo:text-indent="-0.6cm"/>
    </style:style>
    <style:style style:name="MP16" style:family="paragraph">
      <loext:graphic-properties draw:fill-color="#ffffff"/>
      <style:paragraph-properties fo:margin-left="1.2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2.788cm" svg:x="1cm" svg:y="3.136cm"/>
      <draw:page-thumbnail draw:layer="backgroundobjects" svg:width="8.566cm" svg:height="2.788cm" svg:x="1cm" svg:y="9.099cm"/>
      <draw:page-thumbnail draw:layer="backgroundobjects" svg:width="8.566cm" svg:height="2.788cm" svg:x="1cm" svg:y="15.062cm"/>
      <draw:page-thumbnail draw:layer="backgroundobjects" svg:width="8.566cm" svg:height="2.788cm" svg:x="10.567cm" svg:y="3.136cm"/>
      <draw:page-thumbnail draw:layer="backgroundobjects" svg:width="8.566cm" svg:height="2.788cm" svg:x="10.567cm" svg:y="9.099cm"/>
      <draw:page-thumbnail draw:layer="backgroundobjects" svg:width="8.566cm" svg:height="2.788cm" svg:x="10.567cm" svg:y="15.062cm"/>
      <draw:page-thumbnail draw:layer="backgroundobjects" svg:width="8.566cm" svg:height="2.788cm" svg:x="20.134cm" svg:y="3.136cm"/>
      <draw:page-thumbnail draw:layer="backgroundobjects" svg:width="8.566cm" svg:height="2.788cm" svg:x="20.134cm" svg:y="9.099cm"/>
      <draw:page-thumbnail draw:layer="backgroundobjects" svg:width="8.566cm" svg:height="2.788cm" svg:x="20.134cm" svg:y="15.062cm"/>
    </style:handout-master>
    <style:master-page style:name="Textfolie" style:page-layout-name="PM1" draw:style-name="Mdp1">
      <draw:frame presentation:style-name="Mpr1" draw:text-style-name="MP6" draw:layer="backgroundobjects" svg:width="26.5cm" svg:height="2.506cm" svg:x="0.6cm" svg:y="-0.106cm" presentation:class="title">
        <draw:text-box>
          <text:p text:style-name="MP5">Titel einer Folie</text:p>
        </draw:text-box>
      </draw:frame>
      <draw:frame presentation:style-name="Mpr2" draw:text-style-name="MP16" draw:layer="backgroundobjects" svg:width="26.78cm" svg:height="17.46cm" svg:x="0.72cm" svg:y="2.7cm" presentation:class="outline">
        <draw:text-box>
          <text:list text:style-name="ML2">
            <text:list-item>
              <text:p text:style-name="MP7">Ebene 1</text:p>
              <text:list>
                <text:list-item>
                  <text:p text:style-name="MP8">Ebene 2</text:p>
                  <text:list>
                    <text:list-item>
                      <text:p text:style-name="MP9">Ebene 3</text:p>
                      <text:list>
                        <text:list-item>
                          <text:p text:style-name="MP10">Ebene 4</text:p>
                          <text:list>
                            <text:list-item>
                              <text:p text:style-name="MP11">Ebene 5</text:p>
                              <text:list>
                                <text:list-item>
                                  <text:p text:style-name="MP12">Ebene 6</text:p>
                                  <text:list>
                                    <text:list-item>
                                      <text:p text:style-name="MP13">Ebene 7</text:p>
                                      <text:list>
                                        <text:list-item>
                                          <text:p text:style-name="MP14">Ebene 8</text:p>
                                          <text:list>
                                            <text:list-item>
                                              <text:p text:style-name="MP15">Ebene 9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09-10-14T20:41:59</meta:creation-date>
    <dc:language>fi-FI</dc:language>
    <meta:editing-cycles>1734</meta:editing-cycles>
    <meta:editing-duration>P9DT1H24M56S</meta:editing-duration>
    <meta:initial-creator>Dennis Schulmeister</meta:initial-creator>
    <dc:date>2022-03-16T13:24:11.827534932</dc:date>
    <dc:creator>Dennis Schulmeister-Zimolong</dc:creator>
    <meta:document-statistic meta:object-count="2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